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4926f" officeooo:paragraph-rsid="0014926f" style:font-size-asian="13.1000003814697pt" style:font-size-complex="15pt"/>
    </style:style>
    <style:style style:name="P2" style:family="paragraph" style:parent-style-name="Standard">
      <style:text-properties fo:font-size="12pt" officeooo:rsid="0014926f" officeooo:paragraph-rsid="0014926f" style:font-size-asian="10.5pt" style:font-size-complex="12pt"/>
    </style:style>
    <style:style style:name="P3" style:family="paragraph" style:parent-style-name="Standard">
      <style:text-properties fo:font-size="12pt" officeooo:rsid="0015e972" officeooo:paragraph-rsid="0015e972" style:font-size-asian="10.5pt" style:font-size-complex="12pt"/>
    </style:style>
    <style:style style:name="T1" style:family="text">
      <style:text-properties officeooo:rsid="0015e9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Szczegółowy opis projektu.</text:p>
      <text:p text:style-name="P2"><text:tab/>Do wykoniania projektu ,użyję biblioteki sfml. Działanie projektu przewiduje w następujący sposób. Plansza do rozgrywki, będzie to tablica o szerokosci 10 i długości 20. Tablica będzie zawierała liczby int. Wartości w niej będa zawierały liczby od 0 do n, gdzie no liczba kolorów, której na ten moment nie znam. Każda figura, będzie zawarta w tablicy 4x4. </text:p>
      <text:p text:style-name="P2">Rozgrywka będzie przebiegała w pętli, w której będzie metoda poruszania się figury i sprawdzania, czy nie napotkaliśmy innej figury, jeżeli nie figura porusza się <text:s/>w dół. Gracz może poruszać figurą na boki, oraz wykonywać rotację o 90 stopni. Należy również sprawdzać, czy w przypadku napotkania w tablicy innej figury, będzie możliwość stworzenia nowej, jeżeli nie to jest to koniec rozgrywki. </text:p>
      <text:p text:style-name="P2">Sterowanie: A ruch w lewo D ruch w prawo W rotacja o 90stopni, S przyspieszeznie figury w dół. </text:p>
      <text:p text:style-name="P2">Planuje stworzyć opcje pauzy gry, oraz po prawej stronie od planszy będzie się znajdywać grafika kolejnej figury, jak i rownież punkty które zdobył gracz i rekord ogólny.</text:p>
      <text:p text:style-name="P2"/>
      <text:p text:style-name="P2">Klasy jakich planuje użyć to:</text:p>
      <text:p text:style-name="P2"/>
      <text:p text:style-name="P2">Klasa gra która będzie panowała nad logiką całej gry <text:span text:style-name="T1">i miałą metody jak: spr</text:span></text:p>
      <text:p text:style-name="P2">Klasa wirtualna figura <text:s/>oraz klasy z niej dziedziczące takie jak</text:p>
      <text:p text:style-name="P2">Prostakąt, Długa linia <text:span text:style-name="T1">itd. klasy te będą odpowiadać za np : rotacje klocka, losowanie jego koloru </text:span></text:p>
      <text:p text:style-name="P3">Planuje stworzyć swoję grafiki klocków, oraz samej mapy. 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6T16:00:33.745000000</meta:creation-date>
    <dc:date>2020-10-16T16:17:44.091000000</dc:date>
    <meta:editing-duration>PT6M50S</meta:editing-duration>
    <meta:editing-cycles>1</meta:editing-cycles>
    <meta:document-statistic meta:table-count="0" meta:image-count="0" meta:object-count="0" meta:page-count="1" meta:paragraph-count="10" meta:word-count="218" meta:character-count="1371" meta:non-whitespace-character-count="1155"/>
    <meta:generator>LibreOffice/7.0.1.2$Windows_X86_64 LibreOffice_project/7cbcfc562f6eb6708b5ff7d7397325de9e764452</meta:generator>
  </office:meta>
</office:document-meta>
</file>